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Ubuntu" svg:font-family="Ubuntu"/>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size-asian="12pt" style:font-size-complex="12pt"/>
    </style:style>
    <style:style style:family="paragraph" style:name="P3" style:parent-style-name="UrbanBody">
      <style:text-properties fo:font-size="12pt" style:font-name="Times New Roman1" style:font-size-asian="12pt" style:font-size-complex="12pt"/>
    </style:style>
    <style:style style:family="paragraph" style:name="P4" style:parent-style-name="UrbanBody">
      <style:paragraph-properties fo:text-align="start" style:justify-single-word="false"/>
      <style:text-properties fo:font-size="12pt" style:font-name="Times New Roman1" style:font-size-asian="12pt" style:font-size-complex="12pt"/>
    </style:style>
    <style:style style:family="paragraph" style:name="P5" style:parent-style-name="UrbanBody">
      <style:paragraph-properties fo:text-align="center" style:justify-single-word="false"/>
      <style:text-properties fo:font-size="12pt" style:font-name="Times New Roman1" style:font-size-asian="12pt" style:font-size-complex="12pt"/>
    </style:style>
    <style:style style:family="paragraph" style:name="P6" style:parent-style-name="UrbanBody">
      <style:text-properties fo:font-size="12pt" style:font-name="Times New Roman1" style:font-name-complex="Arial" style:font-size-asian="12pt" style:font-size-complex="12pt"/>
    </style:style>
    <style:style style:family="paragraph" style:name="P7"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1pt" style:font-name="Arial" style:font-name-complex="Arial" style:font-size-asian="11pt" style:font-size-complex="11pt"/>
    </style:style>
    <style:style style:family="paragraph" style:name="P8">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9">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ize="12pt" style:font-name="Times New Roman1" style:font-size-asian="12pt" style:font-size-complex="12pt"/>
    </style:style>
    <style:style style:family="text" style:name="T5">
      <style:text-properties fo:font-weight="bold" style:font-weight-asian="bold" style:font-weight-complex="bold"/>
    </style:style>
    <style:style style:family="text" style:name="T6">
      <style:text-properties fo:font-weight="bold" style:font-name-complex="Arial" style:font-weight-asian="bold"/>
    </style:style>
    <style:style style:family="text" style:name="T7">
      <style:text-properties style:font-name-complex="Arial"/>
    </style:style>
    <style:style style:family="text" style:name="T8">
      <style:text-properties style:font-name-complex="Arial" style:text-underline-color="font-color" style:text-underline-style="solid" style:text-underline-width="auto"/>
    </style:style>
    <style:style style:family="text" style:name="T9">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0">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11">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12">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text" style:name="T13">
      <style:text-properties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4">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order="none" fo:padding="0cm" style:horizontal-pos="from-left" style:horizontal-rel="paragraph" style:shadow="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name="Frame1" draw:style-name="fr1" draw:z-index="0" svg:height="5.23cm" svg:width="7.13cm" svg:x="-0.011cm" svg:y="-0.011cm" text:anchor-type="paragraph"><draw:text-box><text:p text:style-name="Standard"><office:annotation><dc:creator>sde </dc:creator><dc:date>2011-07-26T10:00:42</dc:date><text:p text:style-name="P9"><text:span text:style-name="T14">do text</text:span></text:p><text:p text:style-name="P9"><text:span text:style-name="T14">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name="Cadre1" draw:style-name="fr1" draw:z-index="1" svg:height="3.256cm" svg:width="8.511cm" svg:x="7.796cm" svg:y="0.051cm" text:anchor-type="paragraph"><draw:text-box><text:p text:style-name="Standard"><text:span text:style-name="T2"><office:annotation><dc:creator>sde </dc:creator><dc:date>2011-07-27T10:01:44</dc:date><text:p text:style-name="P8"><text:span text:style-name="T9">do text if not len(self.getApplicants()) &gt; 1</text:span></text:p><text:p text:style-name="P8"><text:span text:style-name="T10">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8"><text:span text:style-name="T9">do text if len(self.getApplicants()) &gt; 1</text:span></text:p></office:annotation></text:span><text:span text:style-name="T2">&lt;%Titre%&gt; &lt;%Nom%&gt; &lt;%Prenom%&gt;<text:line-break/>&lt;%AdresseLigne1%&gt;<text:line-break/>&lt;%AdresseLigne2%&gt;</text:span></text:p><text:h text:outline-level="2" text:style-name="Heading_20_2">RECOMMANDE</text:h><text:p text:style-name="Standard"/><text:p text:style-name="Standard"/><text:p text:style-name="Standard"/><text:p text:style-name="Standard"/><text:p text:style-name="Standard"/><text:p text:style-name="Standard"><office:annotation><dc:creator>sge </dc:creator><dc:date>2011-08-09T15:36:30</dc:date><text:p text:style-name="P8"><text:span text:style-name="T13">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itre</text:p>
      <text:p text:style-name="UrbanBody"/>
      <text:p text:style-name="UrbanBody"><text:span text:style-name="T4"><office:annotation><dc:creator>sde </dc:creator><dc:date>2011-07-27T10:02:17</dc:date><text:p text:style-name="P8"><text:span text:style-name="T9">do text</text:span></text:p><text:p text:style-name="P8"><text:span text:style-name="T10">from document(at=reference, format='odt')</text:span></text:p></office:annotation></text:span>Import depuis reference.odt</text:p>
      <text:p text:style-name="UrbanBody"/>
      <text:p text:style-name="UrbanBody"><office:annotation><dc:creator>Gauthier Bastien</dc:creator><dc:date>2011-02-16T16:12:24</dc:date><text:p text:style-name="P8"><text:span text:style-name="T12">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8"><text:span text:style-name="T11">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 </text:span><text:text-input text:description="Situation des travaux">self.getWorkLocationSignaletic()</text:text-input></text:p>
      <text:p text:style-name="UrbanBody"><text:span text:style-name="T5">Référence cadastrale :</text:span> <text:text-input text:description="Bien-Parcelles">licence_view.get_parcels()</text:text-input></text:p>
      <text:p text:style-name="UrbanBody"/>
      <text:p text:style-name="UrbanTitle3">Présidence de :</text:p>
      <text:p text:style-name="UrbanTitle3"/>
      <text:p text:style-name="UrbanTitle3">Présence de :</text:p>
      <text:p text:style-name="UrbanBody"/>
      <text:p text:style-name="P7"><text:tab/></text:p>
      <text:p text:style-name="P6">Vu sa délibération de ce jour statuant sur le projet dont les caractéristiques figurent aux plans et Cahier Spécial des Charges ;</text:p>
      <text:p text:style-name="P3"/>
      <text:p text:style-name="P3">Vu <text:span text:style-name="T7">que le projet de voirie consiste en xxxxxxxxxxxxxxxxxxxxxxxxxxxxx ;</text:span></text:p>
      <text:p text:style-name="P6"/>
      <text:p text:style-name="P6">Que ce sont les travaux correspondant à ces dossiers qui feront l’objet d’une rétrocession à la commune ;</text:p>
      <text:p text:style-name="P6"/>
      <text:p text:style-name="P6">Vu l’avis favorable de xxxxxx date + ref ;</text:p>
      <text:p text:style-name="P3"/>
      <text:p text:style-name="P6">Vu l’avis de xxxxxxxxxxxx date + ref ; <text:s text:c="17"/></text:p>
      <text:p text:style-name="P6"/>
      <text:p text:style-name="P3"><text:span text:style-name="T7">Vu que sur base du Code Wallon de l’Aménagement, du territoire, de l’Urbanisme et du Patrimoine, une enquête portant sur la demande de permis d’urbanisme et portant sur la création des voiries et équipements s’est déroulée du xxxxxxxxxxau xxxxxxxxxxx et qui a donné lieu à </text:span><text:span text:style-name="T6">plusieurs /aucune</text:span><text:span text:style-name="T7"> réclamations ; </text:span></text:p>
      <text:p text:style-name="P3"><text:s/></text:p>
      <text:p text:style-name="P6">Vu qu’à l’analyse de celles-ci, il apparaît que le projet ne doit pas être remis en cause ;</text:p>
      <text:p text:style-name="P6"><text:tab/> <text:s text:c="8"/></text:p>
      <text:p text:style-name="P6">Vu les articles 128 et 129 bis du Code Wallon de l’Aménagement du Territoire et de l’Urbanisme ;</text:p>
      <text:p text:style-name="P3"/>
      <text:p text:style-name="P6">Vu l’article L1122-30 du Code de Démocratie Locale et de la <text:s/>décentralisation ;</text:p>
      <text:p text:style-name="P6"><text:soft-page-break/></text:p>
      <text:p text:style-name="P6">Sur proposition du Collège Communal</text:p>
      <text:p text:style-name="P3"/>
      <text:p text:style-name="P5">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4"/>
      <text:p text:style-name="P4"><text:span text:style-name="T8">Article 1 </text:span><text:span text:style-name="T7">: ...</text:span></text:p>
      <text:p text:style-name="UrbanBody"/>
      <text:p text:style-name="UrbanBody"><office:annotation><dc:creator>Gauthier Bastien</dc:creator><dc:date>2011-02-21T09:23:46</dc:date><text:p text:style-name="P8"><text:span text:style-name="T10">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8"><text:span text:style-name="T10">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8"><text:span text:style-name="T9">do text</text:span></text:p><text:p text:style-name="P8"><text:span text:style-name="T10">from document(at=signatures, format='odt')</text:span></text:p></office:annotation></text:span><text:span text:style-name="T3">Import depuis signatures.odt</text:span></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Ubuntu" svg:font-family="Ubuntu"/>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size-asian="12pt" style:font-size-complex="12pt"/>
    </style:style>
    <style:style style:family="paragraph" style:name="P3" style:parent-style-name="UrbanBody">
      <style:text-properties fo:font-size="12pt" style:font-name="Times New Roman1" style:font-size-asian="12pt" style:font-size-complex="12pt"/>
    </style:style>
    <style:style style:family="paragraph" style:name="P4" style:parent-style-name="UrbanBody">
      <style:paragraph-properties fo:text-align="start" style:justify-single-word="false"/>
      <style:text-properties fo:font-size="12pt" style:font-name="Times New Roman1" style:font-size-asian="12pt" style:font-size-complex="12pt"/>
    </style:style>
    <style:style style:family="paragraph" style:name="P5" style:parent-style-name="UrbanBody">
      <style:paragraph-properties fo:text-align="center" style:justify-single-word="false"/>
      <style:text-properties fo:font-size="12pt" style:font-name="Times New Roman1" style:font-size-asian="12pt" style:font-size-complex="12pt"/>
    </style:style>
    <style:style style:family="paragraph" style:name="P6" style:parent-style-name="UrbanBody">
      <style:text-properties fo:font-size="12pt" style:font-name="Times New Roman1" style:font-name-complex="Arial" style:font-size-asian="12pt" style:font-size-complex="12pt"/>
    </style:style>
    <style:style style:family="paragraph" style:name="P7"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1pt" style:font-name="Arial" style:font-name-complex="Arial" style:font-size-asian="11pt" style:font-size-complex="11pt"/>
    </style:style>
    <style:style style:family="paragraph" style:name="P8">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9">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ize="12pt" style:font-name="Times New Roman1" style:font-size-asian="12pt" style:font-size-complex="12pt"/>
    </style:style>
    <style:style style:family="text" style:name="T5">
      <style:text-properties fo:font-weight="bold" style:font-weight-asian="bold" style:font-weight-complex="bold"/>
    </style:style>
    <style:style style:family="text" style:name="T6">
      <style:text-properties fo:font-weight="bold" style:font-name-complex="Arial" style:font-weight-asian="bold"/>
    </style:style>
    <style:style style:family="text" style:name="T7">
      <style:text-properties style:font-name-complex="Arial"/>
    </style:style>
    <style:style style:family="text" style:name="T8">
      <style:text-properties style:font-name-complex="Arial" style:text-underline-color="font-color" style:text-underline-style="solid" style:text-underline-width="auto"/>
    </style:style>
    <style:style style:family="text" style:name="T9">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0">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11">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12">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text" style:name="T13">
      <style:text-properties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4">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order="none" fo:padding="0cm" style:horizontal-pos="from-left" style:horizontal-rel="paragraph" style:shadow="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name="Frame1" draw:style-name="fr1" draw:z-index="0" svg:height="5.23cm" svg:width="7.13cm" svg:x="-0.011cm" svg:y="-0.011cm" text:anchor-type="paragraph"><draw:text-box><text:p text:style-name="Standard"><office:annotation><dc:creator>sde </dc:creator><dc:date>2011-07-26T10:00:42</dc:date><text:p text:style-name="P9"><text:span text:style-name="T14">do text</text:span></text:p><text:p text:style-name="P9"><text:span text:style-name="T14">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name="Cadre1" draw:style-name="fr1" draw:z-index="1" svg:height="3.256cm" svg:width="8.511cm" svg:x="7.796cm" svg:y="0.051cm" text:anchor-type="paragraph"><draw:text-box><text:p text:style-name="Standard"><text:span text:style-name="T2"><office:annotation><dc:creator>sde </dc:creator><dc:date>2011-07-27T10:01:44</dc:date><text:p text:style-name="P8"><text:span text:style-name="T9">do text if not len(self.getApplicants()) &gt; 1</text:span></text:p><text:p text:style-name="P8"><text:span text:style-name="T10">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8"><text:span text:style-name="T9">do text if len(self.getApplicants()) &gt; 1</text:span></text:p></office:annotation></text:span><text:span text:style-name="T2">&lt;%Titre%&gt; &lt;%Nom%&gt; &lt;%Prenom%&gt;<text:line-break/>&lt;%AdresseLigne1%&gt;<text:line-break/>&lt;%AdresseLigne2%&gt;</text:span></text:p><text:h text:outline-level="2" text:style-name="Heading_20_2">RECOMMANDE</text:h><text:p text:style-name="Standard"/><text:p text:style-name="Standard"/><text:p text:style-name="Standard"/><text:p text:style-name="Standard"/><text:p text:style-name="Standard"/><text:p text:style-name="Standard"><office:annotation><dc:creator>sge </dc:creator><dc:date>2011-08-09T15:36:30</dc:date><text:p text:style-name="P8"><text:span text:style-name="T13">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itre</text:p>
      <text:p text:style-name="UrbanBody"/>
      <text:p text:style-name="UrbanBody"><text:span text:style-name="T4"><office:annotation><dc:creator>sde </dc:creator><dc:date>2011-07-27T10:02:17</dc:date><text:p text:style-name="P8"><text:span text:style-name="T9">do text</text:span></text:p><text:p text:style-name="P8"><text:span text:style-name="T10">from document(at=reference, format='odt')</text:span></text:p></office:annotation></text:span>Import depuis reference.odt</text:p>
      <text:p text:style-name="UrbanBody"/>
      <text:p text:style-name="UrbanBody"><office:annotation><dc:creator>Gauthier Bastien</dc:creator><dc:date>2011-02-16T16:12:24</dc:date><text:p text:style-name="P8"><text:span text:style-name="T12">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8"><text:span text:style-name="T11">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 </text:span><text:text-input text:description="Situation des travaux">self.getWorkLocationSignaletic()</text:text-input></text:p>
      <text:p text:style-name="UrbanBody"><text:span text:style-name="T5">Référence cadastrale :</text:span> <text:text-input text:description="Bien-Parcelles">licence_view.get_parcels()</text:text-input></text:p>
      <text:p text:style-name="UrbanBody"/>
      <text:p text:style-name="UrbanTitle3">Présidence de :</text:p>
      <text:p text:style-name="UrbanTitle3"/>
      <text:p text:style-name="UrbanTitle3">Présence de :</text:p>
      <text:p text:style-name="UrbanBody"/>
      <text:p text:style-name="P7"><text:tab/></text:p>
      <text:p text:style-name="P6">Vu sa délibération de ce jour statuant sur le projet dont les caractéristiques figurent aux plans et Cahier Spécial des Charges ;</text:p>
      <text:p text:style-name="P3"/>
      <text:p text:style-name="P3">Vu <text:span text:style-name="T7">que le projet de voirie consiste en xxxxxxxxxxxxxxxxxxxxxxxxxxxxx ;</text:span></text:p>
      <text:p text:style-name="P6"/>
      <text:p text:style-name="P6">Que ce sont les travaux correspondant à ces dossiers qui feront l’objet d’une rétrocession à la commune ;</text:p>
      <text:p text:style-name="P6"/>
      <text:p text:style-name="P6">Vu l’avis favorable de xxxxxx date + ref ;</text:p>
      <text:p text:style-name="P3"/>
      <text:p text:style-name="P6">Vu l’avis de xxxxxxxxxxxx date + ref ; <text:s text:c="17"/></text:p>
      <text:p text:style-name="P6"/>
      <text:p text:style-name="P3"><text:span text:style-name="T7">Vu que sur base du Code Wallon de l’Aménagement, du territoire, de l’Urbanisme et du Patrimoine, une enquête portant sur la demande de permis d’urbanisme et portant sur la création des voiries et équipements s’est déroulée du xxxxxxxxxxau xxxxxxxxxxx et qui a donné lieu à </text:span><text:span text:style-name="T6">plusieurs /aucune</text:span><text:span text:style-name="T7"> réclamations ; </text:span></text:p>
      <text:p text:style-name="P3"><text:s/></text:p>
      <text:p text:style-name="P6">Vu qu’à l’analyse de celles-ci, il apparaît que le projet ne doit pas être remis en cause ;</text:p>
      <text:p text:style-name="P6"><text:tab/> <text:s text:c="8"/></text:p>
      <text:p text:style-name="P6">Vu les articles 128 et 129 bis du Code Wallon de l’Aménagement du Territoire et de l’Urbanisme ;</text:p>
      <text:p text:style-name="P3"/>
      <text:p text:style-name="P6">Vu l’article L1122-30 du Code de Démocratie Locale et de la <text:s/>décentralisation ;</text:p>
      <text:p text:style-name="P6"><text:soft-page-break/></text:p>
      <text:p text:style-name="P6">Sur proposition du Collège Communal</text:p>
      <text:p text:style-name="P3"/>
      <text:p text:style-name="P5">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4"/>
      <text:p text:style-name="P4"><text:span text:style-name="T8">Article 1 </text:span><text:span text:style-name="T7">: ...</text:span></text:p>
      <text:p text:style-name="UrbanBody"/>
      <text:p text:style-name="UrbanBody"><office:annotation><dc:creator>Gauthier Bastien</dc:creator><dc:date>2011-02-21T09:23:46</dc:date><text:p text:style-name="P8"><text:span text:style-name="T10">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8"><text:span text:style-name="T10">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8"><text:span text:style-name="T9">do text</text:span></text:p><text:p text:style-name="P8"><text:span text:style-name="T10">from document(at=signatures, format='odt')</text:span></text:p></office:annotation></text:span><text:span text:style-name="T3">Import depuis signatures.odt</text:span></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Ubuntu" svg:font-family="Ubuntu"/>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size-asian="12pt" style:font-size-complex="12pt"/>
    </style:style>
    <style:style style:family="paragraph" style:name="P3" style:parent-style-name="UrbanBody">
      <style:text-properties fo:font-size="12pt" style:font-name="Times New Roman1" style:font-size-asian="12pt" style:font-size-complex="12pt"/>
    </style:style>
    <style:style style:family="paragraph" style:name="P4" style:parent-style-name="UrbanBody">
      <style:paragraph-properties fo:text-align="start" style:justify-single-word="false"/>
      <style:text-properties fo:font-size="12pt" style:font-name="Times New Roman1" style:font-size-asian="12pt" style:font-size-complex="12pt"/>
    </style:style>
    <style:style style:family="paragraph" style:name="P5" style:parent-style-name="UrbanBody">
      <style:paragraph-properties fo:text-align="center" style:justify-single-word="false"/>
      <style:text-properties fo:font-size="12pt" style:font-name="Times New Roman1" style:font-size-asian="12pt" style:font-size-complex="12pt"/>
    </style:style>
    <style:style style:family="paragraph" style:name="P6" style:parent-style-name="UrbanBody">
      <style:text-properties fo:font-size="12pt" style:font-name="Times New Roman1" style:font-name-complex="Arial" style:font-size-asian="12pt" style:font-size-complex="12pt"/>
    </style:style>
    <style:style style:family="paragraph" style:name="P7"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1pt" style:font-name="Arial" style:font-name-complex="Arial" style:font-size-asian="11pt" style:font-size-complex="11pt"/>
    </style:style>
    <style:style style:family="paragraph" style:name="P8">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9">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ize="12pt" style:font-name="Times New Roman1" style:font-size-asian="12pt" style:font-size-complex="12pt"/>
    </style:style>
    <style:style style:family="text" style:name="T5">
      <style:text-properties fo:font-weight="bold" style:font-weight-asian="bold" style:font-weight-complex="bold"/>
    </style:style>
    <style:style style:family="text" style:name="T6">
      <style:text-properties fo:font-weight="bold" style:font-name-complex="Arial" style:font-weight-asian="bold"/>
    </style:style>
    <style:style style:family="text" style:name="T7">
      <style:text-properties style:font-name-complex="Arial"/>
    </style:style>
    <style:style style:family="text" style:name="T8">
      <style:text-properties style:font-name-complex="Arial" style:text-underline-color="font-color" style:text-underline-style="solid" style:text-underline-width="auto"/>
    </style:style>
    <style:style style:family="text" style:name="T9">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0">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11">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12">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text" style:name="T13">
      <style:text-properties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4">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order="none" fo:padding="0cm" style:horizontal-pos="from-left" style:horizontal-rel="paragraph" style:shadow="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name="Frame1" draw:style-name="fr1" draw:z-index="0" svg:height="5.23cm" svg:width="7.13cm" svg:x="-0.011cm" svg:y="-0.011cm" text:anchor-type="paragraph"><draw:text-box><text:p text:style-name="Standard"><office:annotation><dc:creator>sde </dc:creator><dc:date>2011-07-26T10:00:42</dc:date><text:p text:style-name="P9"><text:span text:style-name="T14">do text</text:span></text:p><text:p text:style-name="P9"><text:span text:style-name="T14">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name="Cadre1" draw:style-name="fr1" draw:z-index="1" svg:height="3.256cm" svg:width="8.511cm" svg:x="7.796cm" svg:y="0.051cm" text:anchor-type="paragraph"><draw:text-box><text:p text:style-name="Standard"><text:span text:style-name="T2"><office:annotation><dc:creator>sde </dc:creator><dc:date>2011-07-27T10:01:44</dc:date><text:p text:style-name="P8"><text:span text:style-name="T9">do text if not len(self.getApplicants()) &gt; 1</text:span></text:p><text:p text:style-name="P8"><text:span text:style-name="T10">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8"><text:span text:style-name="T9">do text if len(self.getApplicants()) &gt; 1</text:span></text:p></office:annotation></text:span><text:span text:style-name="T2">&lt;%Titre%&gt; &lt;%Nom%&gt; &lt;%Prenom%&gt;<text:line-break/>&lt;%AdresseLigne1%&gt;<text:line-break/>&lt;%AdresseLigne2%&gt;</text:span></text:p><text:h text:outline-level="2" text:style-name="Heading_20_2">RECOMMANDE</text:h><text:p text:style-name="Standard"/><text:p text:style-name="Standard"/><text:p text:style-name="Standard"/><text:p text:style-name="Standard"/><text:p text:style-name="Standard"/><text:p text:style-name="Standard"><office:annotation><dc:creator>sge </dc:creator><dc:date>2011-08-09T15:36:30</dc:date><text:p text:style-name="P8"><text:span text:style-name="T13">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itre</text:p>
      <text:p text:style-name="UrbanBody"/>
      <text:p text:style-name="UrbanBody"><text:span text:style-name="T4"><office:annotation><dc:creator>sde </dc:creator><dc:date>2011-07-27T10:02:17</dc:date><text:p text:style-name="P8"><text:span text:style-name="T9">do text</text:span></text:p><text:p text:style-name="P8"><text:span text:style-name="T10">from document(at=reference, format='odt')</text:span></text:p></office:annotation></text:span>Import depuis reference.odt</text:p>
      <text:p text:style-name="UrbanBody"/>
      <text:p text:style-name="UrbanBody"><office:annotation><dc:creator>Gauthier Bastien</dc:creator><dc:date>2011-02-16T16:12:24</dc:date><text:p text:style-name="P8"><text:span text:style-name="T12">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8"><text:span text:style-name="T11">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 </text:span><text:text-input text:description="Situation des travaux">self.getWorkLocationSignaletic()</text:text-input></text:p>
      <text:p text:style-name="UrbanBody"><text:span text:style-name="T5">Référence cadastrale :</text:span> <text:text-input text:description="Bien-Parcelles">licence_view.get_parcels()</text:text-input></text:p>
      <text:p text:style-name="UrbanBody"/>
      <text:p text:style-name="UrbanTitle3">Présidence de :</text:p>
      <text:p text:style-name="UrbanTitle3"/>
      <text:p text:style-name="UrbanTitle3">Présence de :</text:p>
      <text:p text:style-name="UrbanBody"/>
      <text:p text:style-name="P7"><text:tab/></text:p>
      <text:p text:style-name="P6">Vu sa délibération de ce jour statuant sur le projet dont les caractéristiques figurent aux plans et Cahier Spécial des Charges ;</text:p>
      <text:p text:style-name="P3"/>
      <text:p text:style-name="P3">Vu <text:span text:style-name="T7">que le projet de voirie consiste en xxxxxxxxxxxxxxxxxxxxxxxxxxxxx ;</text:span></text:p>
      <text:p text:style-name="P6"/>
      <text:p text:style-name="P6">Que ce sont les travaux correspondant à ces dossiers qui feront l’objet d’une rétrocession à la commune ;</text:p>
      <text:p text:style-name="P6"/>
      <text:p text:style-name="P6">Vu l’avis favorable de xxxxxx date + ref ;</text:p>
      <text:p text:style-name="P3"/>
      <text:p text:style-name="P6">Vu l’avis de xxxxxxxxxxxx date + ref ; <text:s text:c="17"/></text:p>
      <text:p text:style-name="P6"/>
      <text:p text:style-name="P3"><text:span text:style-name="T7">Vu que sur base du Code Wallon de l’Aménagement, du territoire, de l’Urbanisme et du Patrimoine, une enquête portant sur la demande de permis d’urbanisme et portant sur la création des voiries et équipements s’est déroulée du xxxxxxxxxxau xxxxxxxxxxx et qui a donné lieu à </text:span><text:span text:style-name="T6">plusieurs /aucune</text:span><text:span text:style-name="T7"> réclamations ; </text:span></text:p>
      <text:p text:style-name="P3"><text:s/></text:p>
      <text:p text:style-name="P6">Vu qu’à l’analyse de celles-ci, il apparaît que le projet ne doit pas être remis en cause ;</text:p>
      <text:p text:style-name="P6"><text:tab/> <text:s text:c="8"/></text:p>
      <text:p text:style-name="P6">Vu les articles 128 et 129 bis du Code Wallon de l’Aménagement du Territoire et de l’Urbanisme ;</text:p>
      <text:p text:style-name="P3"/>
      <text:p text:style-name="P6">Vu l’article L1122-30 du Code de Démocratie Locale et de la <text:s/>décentralisation ;</text:p>
      <text:p text:style-name="P6"><text:soft-page-break/></text:p>
      <text:p text:style-name="P6">Sur proposition du Collège Communal</text:p>
      <text:p text:style-name="P3"/>
      <text:p text:style-name="P5">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4"/>
      <text:p text:style-name="P4"><text:span text:style-name="T8">Article 1 </text:span><text:span text:style-name="T7">: ...</text:span></text:p>
      <text:p text:style-name="UrbanBody"/>
      <text:p text:style-name="UrbanBody"><office:annotation><dc:creator>Gauthier Bastien</dc:creator><dc:date>2011-02-21T09:23:46</dc:date><text:p text:style-name="P8"><text:span text:style-name="T10">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8"><text:span text:style-name="T10">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8"><text:span text:style-name="T9">do text</text:span></text:p><text:p text:style-name="P8"><text:span text:style-name="T10">from document(at=signatures, format='odt')</text:span></text:p></office:annotation></text:span><text:span text:style-name="T3">Import depuis signatures.odt</text:span></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Ubuntu" svg:font-family="Ubuntu"/>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size-asian="12pt" style:font-size-complex="12pt"/>
    </style:style>
    <style:style style:family="paragraph" style:name="P3" style:parent-style-name="UrbanBody">
      <style:text-properties fo:font-size="12pt" style:font-name="Times New Roman1" style:font-size-asian="12pt" style:font-size-complex="12pt"/>
    </style:style>
    <style:style style:family="paragraph" style:name="P4" style:parent-style-name="UrbanBody">
      <style:paragraph-properties fo:text-align="start" style:justify-single-word="false"/>
      <style:text-properties fo:font-size="12pt" style:font-name="Times New Roman1" style:font-size-asian="12pt" style:font-size-complex="12pt"/>
    </style:style>
    <style:style style:family="paragraph" style:name="P5" style:parent-style-name="UrbanBody">
      <style:paragraph-properties fo:text-align="center" style:justify-single-word="false"/>
      <style:text-properties fo:font-size="12pt" style:font-name="Times New Roman1" style:font-size-asian="12pt" style:font-size-complex="12pt"/>
    </style:style>
    <style:style style:family="paragraph" style:name="P6" style:parent-style-name="UrbanBody">
      <style:text-properties fo:font-size="12pt" style:font-name="Times New Roman1" style:font-name-complex="Arial" style:font-size-asian="12pt" style:font-size-complex="12pt"/>
    </style:style>
    <style:style style:family="paragraph" style:name="P7"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1pt" style:font-name="Arial" style:font-name-complex="Arial" style:font-size-asian="11pt" style:font-size-complex="11pt"/>
    </style:style>
    <style:style style:family="paragraph" style:name="P8">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9">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ize="12pt" style:font-name="Times New Roman1" style:font-size-asian="12pt" style:font-size-complex="12pt"/>
    </style:style>
    <style:style style:family="text" style:name="T5">
      <style:text-properties fo:font-weight="bold" style:font-weight-asian="bold" style:font-weight-complex="bold"/>
    </style:style>
    <style:style style:family="text" style:name="T6">
      <style:text-properties fo:font-weight="bold" style:font-name-complex="Arial" style:font-weight-asian="bold"/>
    </style:style>
    <style:style style:family="text" style:name="T7">
      <style:text-properties style:font-name-complex="Arial"/>
    </style:style>
    <style:style style:family="text" style:name="T8">
      <style:text-properties style:font-name-complex="Arial" style:text-underline-color="font-color" style:text-underline-style="solid" style:text-underline-width="auto"/>
    </style:style>
    <style:style style:family="text" style:name="T9">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0">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11">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12">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text" style:name="T13">
      <style:text-properties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4">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order="none" fo:padding="0cm" style:horizontal-pos="from-left" style:horizontal-rel="paragraph" style:shadow="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name="Frame1" draw:style-name="fr1" draw:z-index="0" svg:height="5.23cm" svg:width="7.13cm" svg:x="-0.011cm" svg:y="-0.011cm" text:anchor-type="paragraph"><draw:text-box><text:p text:style-name="Standard"><office:annotation><dc:creator>sde </dc:creator><dc:date>2011-07-26T10:00:42</dc:date><text:p text:style-name="P9"><text:span text:style-name="T14">do text</text:span></text:p><text:p text:style-name="P9"><text:span text:style-name="T14">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name="Cadre1" draw:style-name="fr1" draw:z-index="1" svg:height="3.256cm" svg:width="8.511cm" svg:x="7.796cm" svg:y="0.051cm" text:anchor-type="paragraph"><draw:text-box><text:p text:style-name="Standard"><text:span text:style-name="T2"><office:annotation><dc:creator>sde </dc:creator><dc:date>2011-07-27T10:01:44</dc:date><text:p text:style-name="P8"><text:span text:style-name="T9">do text if not len(self.getApplicants()) &gt; 1</text:span></text:p><text:p text:style-name="P8"><text:span text:style-name="T10">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8"><text:span text:style-name="T9">do text if len(self.getApplicants()) &gt; 1</text:span></text:p></office:annotation></text:span><text:span text:style-name="T2">&lt;%Titre%&gt; &lt;%Nom%&gt; &lt;%Prenom%&gt;<text:line-break/>&lt;%AdresseLigne1%&gt;<text:line-break/>&lt;%AdresseLigne2%&gt;</text:span></text:p><text:h text:outline-level="2" text:style-name="Heading_20_2">RECOMMANDE</text:h><text:p text:style-name="Standard"/><text:p text:style-name="Standard"/><text:p text:style-name="Standard"/><text:p text:style-name="Standard"/><text:p text:style-name="Standard"/><text:p text:style-name="Standard"><office:annotation><dc:creator>sge </dc:creator><dc:date>2011-08-09T15:36:30</dc:date><text:p text:style-name="P8"><text:span text:style-name="T13">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itre</text:p>
      <text:p text:style-name="UrbanBody"/>
      <text:p text:style-name="UrbanBody"><text:span text:style-name="T4"><office:annotation><dc:creator>sde </dc:creator><dc:date>2011-07-27T10:02:17</dc:date><text:p text:style-name="P8"><text:span text:style-name="T9">do text</text:span></text:p><text:p text:style-name="P8"><text:span text:style-name="T10">from document(at=reference, format='odt')</text:span></text:p></office:annotation></text:span>Import depuis reference.odt</text:p>
      <text:p text:style-name="UrbanBody"/>
      <text:p text:style-name="UrbanBody"><office:annotation><dc:creator>Gauthier Bastien</dc:creator><dc:date>2011-02-16T16:12:24</dc:date><text:p text:style-name="P8"><text:span text:style-name="T12">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8"><text:span text:style-name="T11">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 </text:span><text:text-input text:description="Situation des travaux">self.getWorkLocationSignaletic()</text:text-input></text:p>
      <text:p text:style-name="UrbanBody"><text:span text:style-name="T5">Référence cadastrale :</text:span> <text:text-input text:description="Bien-Parcelles">licence_view.get_parcels()</text:text-input></text:p>
      <text:p text:style-name="UrbanBody"/>
      <text:p text:style-name="UrbanTitle3">Présidence de :</text:p>
      <text:p text:style-name="UrbanTitle3"/>
      <text:p text:style-name="UrbanTitle3">Présence de :</text:p>
      <text:p text:style-name="UrbanBody"/>
      <text:p text:style-name="P7"><text:tab/></text:p>
      <text:p text:style-name="P6">Vu sa délibération de ce jour statuant sur le projet dont les caractéristiques figurent aux plans et Cahier Spécial des Charges ;</text:p>
      <text:p text:style-name="P3"/>
      <text:p text:style-name="P3">Vu <text:span text:style-name="T7">que le projet de voirie consiste en xxxxxxxxxxxxxxxxxxxxxxxxxxxxx ;</text:span></text:p>
      <text:p text:style-name="P6"/>
      <text:p text:style-name="P6">Que ce sont les travaux correspondant à ces dossiers qui feront l’objet d’une rétrocession à la commune ;</text:p>
      <text:p text:style-name="P6"/>
      <text:p text:style-name="P6">Vu l’avis favorable de xxxxxx date + ref ;</text:p>
      <text:p text:style-name="P3"/>
      <text:p text:style-name="P6">Vu l’avis de xxxxxxxxxxxx date + ref ; <text:s text:c="17"/></text:p>
      <text:p text:style-name="P6"/>
      <text:p text:style-name="P3"><text:span text:style-name="T7">Vu que sur base du Code Wallon de l’Aménagement, du territoire, de l’Urbanisme et du Patrimoine, une enquête portant sur la demande de permis d’urbanisme et portant sur la création des voiries et équipements s’est déroulée du xxxxxxxxxxau xxxxxxxxxxx et qui a donné lieu à </text:span><text:span text:style-name="T6">plusieurs /aucune</text:span><text:span text:style-name="T7"> réclamations ; </text:span></text:p>
      <text:p text:style-name="P3"><text:s/></text:p>
      <text:p text:style-name="P6">Vu qu’à l’analyse de celles-ci, il apparaît que le projet ne doit pas être remis en cause ;</text:p>
      <text:p text:style-name="P6"><text:tab/> <text:s text:c="8"/></text:p>
      <text:p text:style-name="P6">Vu les articles 128 et 129 bis du Code Wallon de l’Aménagement du Territoire et de l’Urbanisme ;</text:p>
      <text:p text:style-name="P3"/>
      <text:p text:style-name="P6">Vu l’article L1122-30 du Code de Démocratie Locale et de la <text:s/>décentralisation ;</text:p>
      <text:p text:style-name="P6"><text:soft-page-break/></text:p>
      <text:p text:style-name="P6">Sur proposition du Collège Communal</text:p>
      <text:p text:style-name="P3"/>
      <text:p text:style-name="P5">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4"/>
      <text:p text:style-name="P4"><text:span text:style-name="T8">Article 1 </text:span><text:span text:style-name="T7">: ...</text:span></text:p>
      <text:p text:style-name="UrbanBody"/>
      <text:p text:style-name="UrbanBody"><office:annotation><dc:creator>Gauthier Bastien</dc:creator><dc:date>2011-02-21T09:23:46</dc:date><text:p text:style-name="P8"><text:span text:style-name="T10">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8"><text:span text:style-name="T10">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8"><text:span text:style-name="T9">do text</text:span></text:p><text:p text:style-name="P8"><text:span text:style-name="T10">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100%" fo:margin-left="2cm" fo:margin-right="0cm"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11-06T09:18:30</dc:date>
    <dc:creator>Simon Delcourt</dc:creator>
    <meta:editing-duration>PT9H6M34S</meta:editing-duration>
    <meta:editing-cycles>45</meta:editing-cycles>
    <meta:generator>LibreOffice/3.5$Linux_x86 LibreOffice_project/350m1$Build-2</meta:generator>
    <meta:document-statistic meta:table-count="0" meta:image-count="0" meta:object-count="0" meta:page-count="2" meta:paragraph-count="35" meta:word-count="289" meta:character-count="2050" meta:non-whitespace-character-count="1770"/>
  </office:meta>
</office:document-meta>
</file>